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ow to do..........</text:p>
      <text:p text:style-name="Standard"/>
      <text:p text:style-name="Standard"/>
      <text:p text:style-name="Standard">...alten Englert-Code von der ISA-Mil Karte auf die PCI-Mil Karte</text:p>
      <text:p text:style-name="Standard"/>
      <text:list xml:id="list35142732" text:style-name="L2">
        <text:list-item>
          <text:p text:style-name="P2">Unter <text:s/>Delphi 5 :-&gt;Datei-&gt;Neu-&gt;Konsolen-Anwendung</text:p>
        </text:list-item>
        <text:list-item>
          <text:p text:style-name="P2">Mit dem Texteditor den alten DOS-Code öffnen</text:p>
        </text:list-item>
        <text:list-item>
          <text:p text:style-name="P2">In Delphi den Text <text:s/>im „Project1“ löschen</text:p>
        </text:list-item>
        <text:list-item>
          <text:p text:style-name="P2">Im Texteditor -&gt;Bearbeiten-&gt;alles markieren</text:p>
        </text:list-item>
        <text:list-item>
          <text:p text:style-name="P2">Im Texteditor -&gt;Bearbeiten-&gt;kopieren</text:p>
        </text:list-item>
        <text:list-item>
          <text:p text:style-name="P2">In Delphi-&gt;Bearbeiten-&gt;einfügen</text:p>
        </text:list-item>
        <text:list-item>
          <text:p text:style-name="P2">In Delphi <text:s/>unter dem Text „PROGRAM Mil_xxx“ eine Zeile darunter „{$APPTYPE CONSOLE}“ einfügen.</text:p>
        </text:list-item>
        <text:list-item>
          <text:p text:style-name="P2">In Delphi die „uses xxx, xxx“ mit „uses sysutils, Crt32, UnitMil, Datech, Datech_0, Datech_1, DATECH_2;“ ersetzen</text:p>
        </text:list-item>
        <text:list-item>
          <text:p text:style-name="P2">In Delphi in „BEGIN <text:s text:c="2"/>{ Hauptprogramm MIL-BASE }“ unten zwischen „TextBackground(Black);“ und „ClrScr;“ die Zeile „PCI_DriverClose(PCIMilCardNr);“ einfügen.</text:p>
        </text:list-item>
        <text:list-item>
          <text:p text:style-name="P2">In Delphi -&gt;Datei-&gt;Project speichern unter-&gt;Projekte-&gt;Delphi-&gt;EnglertMilXBaseTEST2-&gt;Dateiname: Name des alten Englert-Code.dpr</text:p>
        </text:list-item>
      </text:list>
      <text:p text:style-name="Standard"/>
      <text:p text:style-name="Standard">Fehler korrigieren.</text:p>
      <text:p text:style-name="Standard"/>
      <text:p text:style-name="Standard"/>
      <text:list xml:id="list34645152" text:style-name="L1">
        <text:list-header>
          <text:p text:style-name="P1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17T14:48:51.74</meta:creation-date>
    <meta:document-statistic meta:table-count="0" meta:image-count="0" meta:object-count="0" meta:page-count="1" meta:paragraph-count="13" meta:word-count="114" meta:character-count="853"/>
    <dc:date>2009-06-17T15:27:57.56</dc:date>
    <meta:editing-duration>PT00H08M45S</meta:editing-duration>
    <meta:editing-cycles>1</meta:editing-cycles>
    <meta:generator>OpenOffice.org/3.1$Win32 OpenOffice.org_project/310m11$Build-9399</meta:generator>
  </office:meta>
</office:document-meta>
</file>